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adornments="Norm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21fc" officeooo:paragraph-rsid="001621fc"/>
    </style:style>
    <style:style style:name="P2" style:family="paragraph" style:parent-style-name="Standard">
      <style:text-properties officeooo:rsid="0016bf17" officeooo:paragraph-rsid="0016bf17"/>
    </style:style>
    <style:style style:name="P3" style:family="paragraph" style:parent-style-name="Standard">
      <style:text-properties officeooo:rsid="0016bf17" officeooo:paragraph-rsid="00169a06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621fc" officeooo:paragraph-rsid="001621fc" style:font-weight-asian="bold" style:font-weight-complex="bold"/>
    </style:style>
    <style:style style:name="P5" style:family="paragraph" style:parent-style-name="Standard">
      <style:text-properties fo:font-size="12pt" fo:font-weight="normal" officeooo:rsid="001621fc" officeooo:paragraph-rsid="001621fc" style:font-weight-asian="normal" style:font-weight-complex="normal"/>
    </style:style>
    <style:style style:name="P6" style:family="paragraph" style:parent-style-name="Standard" style:list-style-name="L1">
      <style:text-properties officeooo:rsid="001621fc" officeooo:paragraph-rsid="00169a06"/>
    </style:style>
    <style:style style:name="P7" style:family="paragraph" style:parent-style-name="Standard" style:list-style-name="L1">
      <style:text-properties officeooo:rsid="001621fc" officeooo:paragraph-rsid="001621fc"/>
    </style:style>
    <style:style style:name="P8" style:family="paragraph" style:parent-style-name="Standard" style:list-style-name="L1">
      <style:text-properties officeooo:rsid="00169a06" officeooo:paragraph-rsid="00169a06"/>
    </style:style>
    <style:style style:name="P9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16bf17" officeooo:paragraph-rsid="0016bf17" style:font-weight-asian="bold" style:font-weight-complex="bold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1b9f6f" officeooo:paragraph-rsid="001b9f6f" style:font-weight-asian="bold" style:font-weight-complex="bold"/>
    </style:style>
    <style:style style:name="P11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1ed8da" officeooo:paragraph-rsid="001ed8da" style:font-weight-asian="bold" style:font-weight-complex="bold"/>
    </style:style>
    <style:style style:name="P12" style:family="paragraph" style:parent-style-name="Standard" style:list-style-name="L2">
      <style:text-properties officeooo:rsid="0016bf17" officeooo:paragraph-rsid="0016bf17"/>
    </style:style>
    <style:style style:name="P13" style:family="paragraph" style:parent-style-name="Standard" style:list-style-name="L2">
      <style:text-properties officeooo:rsid="00181497" officeooo:paragraph-rsid="00181497"/>
    </style:style>
    <style:style style:name="P14" style:family="paragraph" style:parent-style-name="Standard" style:list-style-name="L2">
      <style:text-properties officeooo:rsid="0019b2b2" officeooo:paragraph-rsid="0019b2b2"/>
    </style:style>
    <style:style style:name="P15" style:family="paragraph" style:parent-style-name="Standard" style:list-style-name="L2">
      <style:text-properties officeooo:rsid="001b9f6f" officeooo:paragraph-rsid="001b9f6f"/>
    </style:style>
    <style:style style:name="P16" style:family="paragraph" style:parent-style-name="Standard" style:list-style-name="L2">
      <style:text-properties officeooo:rsid="001bf016" officeooo:paragraph-rsid="001bf016"/>
    </style:style>
    <style:style style:name="P17" style:family="paragraph" style:parent-style-name="Standard" style:list-style-name="L2">
      <style:text-properties officeooo:rsid="001ca2ed" officeooo:paragraph-rsid="001ca2ed"/>
    </style:style>
    <style:style style:name="P18" style:family="paragraph" style:parent-style-name="Standard" style:list-style-name="L2">
      <style:text-properties officeooo:rsid="001e689b" officeooo:paragraph-rsid="001e689b"/>
    </style:style>
    <style:style style:name="P19" style:family="paragraph" style:parent-style-name="Standard" style:list-style-name="L2">
      <style:text-properties officeooo:rsid="001ed8da" officeooo:paragraph-rsid="001ed8da"/>
    </style:style>
    <style:style style:name="P20" style:family="paragraph" style:parent-style-name="Standard" style:list-style-name="L2">
      <style:text-properties officeooo:rsid="001f3c1f" officeooo:paragraph-rsid="001f3c1f"/>
    </style:style>
    <style:style style:name="P21" style:family="paragraph" style:parent-style-name="Standard" style:list-style-name="L2">
      <style:text-properties officeooo:rsid="002113fc" officeooo:paragraph-rsid="002113fc"/>
    </style:style>
    <style:style style:name="P22" style:family="paragraph" style:parent-style-name="Standard" style:list-style-name="L2">
      <style:paragraph-properties fo:break-before="page"/>
      <style:text-properties fo:font-size="16pt" style:text-underline-style="solid" style:text-underline-width="auto" style:text-underline-color="font-color" fo:font-weight="bold" officeooo:rsid="001b9f6f" officeooo:paragraph-rsid="001b9f6f" style:font-weight-asian="bold" style:font-weight-complex="bold"/>
    </style:style>
    <style:style style:name="T1" style:family="text">
      <style:text-properties officeooo:rsid="001ca2ed"/>
    </style:style>
    <style:style style:name="T2" style:family="text">
      <style:text-properties officeooo:rsid="001ed8da"/>
    </style:style>
    <style:style style:name="T3" style:family="text">
      <style:text-properties officeooo:rsid="0022d5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◦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mentaire de texte en philosophie</text:p>
      <text:p text:style-name="P5">Aristote, livre I, chapitre 6</text:p>
      <text:p text:style-name="P1"/>
      <text:list xml:id="list552853601305047690" text:style-name="L1">
        <text:list-item>
          <text:p text:style-name="P6">Thème : </text:p>
          <text:list>
            <text:list-header>
              <text:p text:style-name="P6">Le bonheur</text:p>
            </text:list-header>
          </text:list>
        </text:list-item>
        <text:list-item>
          <text:p text:style-name="P7">Question : </text:p>
          <text:list>
            <text:list-header>
              <text:p text:style-name="P7">Quelle est la nature du bonheur ? </text:p>
              <text:p text:style-name="P7">À quelle condition peut-on identifier la nature du bonheur ?</text:p>
            </text:list-header>
          </text:list>
        </text:list-item>
        <text:list-item>
          <text:p text:style-name="P7">Thèse : </text:p>
          <text:list>
            <text:list-header>
              <text:p text:style-name="P8">« le bien pour l’homme consiste dans une activité de l’âme en accord avec la vertu »</text:p>
            </text:list-header>
          </text:list>
        </text:list-item>
        <text:list-item>
          <text:p text:style-name="P8">Enjeux :</text:p>
          <text:list>
            <text:list-header>
              <text:p text:style-name="P8">Atteindre le bonheur</text:p>
              <text:list>
                <text:list-header>
                  <text:p text:style-name="P8">(Si on n’identifie pas le bonheur, on a peu de chances de l’atteindre)</text:p>
                </text:list-header>
              </text:list>
            </text:list-header>
          </text:list>
        </text:list-item>
        <text:list-item>
          <text:p text:style-name="P7">Plan :</text:p>
          <text:list>
            <text:list-header>
              <text:p text:style-name="P8">Dans un premier temps, Aristote cherche à savoir si l’homme a une fonction (l.1-11). Dans un deuxième temps, il va chercher à déterminer quelle est cette fonction (l.11-20). Et dans un troisième temps, il détermine la nature du bonheur (l.20-34)</text:p>
            </text:list-header>
          </text:list>
        </text:list-item>
      </text:list>
      <text:p text:style-name="P3"/>
      <text:p text:style-name="P2"/>
      <text:list xml:id="list8424957361349607665" text:style-name="L2">
        <text:list-item>
          <text:p text:style-name="P9">L’homme a-t-il une fonction ?</text:p>
          <text:list>
            <text:list-item>
              <text:p text:style-name="P12">Pour Aristote, tout ce que l’on fait est fait dans le but d’être heureux</text:p>
            </text:list-item>
            <text:list-item>
              <text:p text:style-name="P12">Il semble que la fonction soit liée à la finalité, au but</text:p>
              <text:list>
                <text:list-header>
                  <text:p text:style-name="P12">Identifier la fonction de l’homme, c’est identifier ce pourquoi il existe</text:p>
                </text:list-header>
              </text:list>
            </text:list-item>
            <text:list-item>
              <text:p text:style-name="P13">Plusieurs analogies</text:p>
              <text:list>
                <text:list-item>
                  <text:p text:style-name="P12">Il compare les métiers, qui impliquent une fonction, et l’homme lui-même</text:p>
                  <text:list>
                    <text:list-header>
                      <text:p text:style-name="P12">Homme <text:tab/>→ La fonction de l’homme lui-même</text:p>
                      <text:p text:style-name="P12">Professionnel <text:tab/>→ Le métier du professionnel</text:p>
                      <text:list>
                        <text:list-header>
                          <text:p text:style-name="P12">Il prend pour exemples des métiers naturels</text:p>
                        </text:list-header>
                      </text:list>
                      <text:p text:style-name="P12">Quand on se rend chez un professionnel, on s’attend à ce qu’il fasse son métier</text:p>
                      <text:list text:continue-numbering="true">
                        <text:list-header>
                          <text:p text:style-name="P12">Du coup, n’en est-il pas de même pour l’homme ?</text:p>
                        </text:list-header>
                      </text:list>
                    </text:list-header>
                  </text:list>
                  <text:p text:style-name="P13">Les comportements inhumains sont contraires à ce que devrait faire un être humain</text:p>
                </text:list-item>
                <text:list-item>
                  <text:p text:style-name="P13">« Ou bien encore, de même qu’un œil, une main, un pied et d’une manière générale, chaque partie d’un corps, a manifestement une certaine fonction à remplir, ne doit-on pas admettre que l’homme a, lui aussi, une fonction déterminée ? »</text:p>
                </text:list-item>
              </text:list>
            </text:list-item>
            <text:list-item>
              <text:p text:style-name="P14">La vision d’Aristote est une vision finaliste : Pour lui, la nature agit en vue d’une fin</text:p>
            </text:list-item>
          </text:list>
          <text:p text:style-name="P14"/>
          <text:p text:style-name="P15">Une fois établie l’existence de la fonction, Aristote cherche à savoir ce qu’est la fonction.</text:p>
          <text:p text:style-name="P14"/>
        </text:list-item>
      </text:list>
      <text:p text:style-name="P10"/>
      <text:list xml:id="list155054490575967" text:continue-numbering="true" text:style-name="L2">
        <text:list-item>
          <text:p text:style-name="P22">Quelle est la fonction de l’homme ?</text:p>
          <text:list>
            <text:list-item>
              <text:p text:style-name="P15">Aristote procède par élimination : </text:p>
              <text:list>
                <text:list-item>
                  <text:p text:style-name="P15">Il cherche une fonction propre à l’homme, donc il élimine les fonctions communes aux êtres vivants</text:p>
                  <text:list>
                    <text:list-item>
                      <text:p text:style-name="P15">La vie de nutrition et de croissance</text:p>
                      <text:list>
                        <text:list-header>
                          <text:p text:style-name="P16">commun à tous les êtres vivants</text:p>
                        </text:list-header>
                      </text:list>
                    </text:list-item>
                    <text:list-item>
                      <text:p text:style-name="P15">La vie sensitive</text:p>
                      <text:list>
                        <text:list-header>
                          <text:p text:style-name="P16">commun aux animaux</text:p>
                        </text:list-header>
                      </text:list>
                    </text:list-item>
                  </text:list>
                </text:list-item>
                <text:list-item>
                  <text:p text:style-name="P15">« <text:span text:style-name="T1">Reste donc une certaine </text:span>vie <text:span text:style-name="T1">pratique de la partie rationnelle de l’âme »</text:span></text:p>
                  <text:list>
                    <text:list-header>
                      <text:p text:style-name="P17">Ça regroupe l’intelligence et la volonté</text:p>
                    </text:list-header>
                  </text:list>
                </text:list-item>
              </text:list>
            </text:list-item>
            <text:list-item>
              <text:p text:style-name="P18">« L’expression ‘vie rationnelle’ étant ainsi prise en un double sens … »</text:p>
              <text:list>
                <text:list-item>
                  <text:p text:style-name="P18">Référence : Distinction puissance/acte</text:p>
                  <text:list>
                    <text:list-item>
                      <text:p text:style-name="P18">La puissance renvoie à ce qui peut exister</text:p>
                      <text:list>
                        <text:list-header>
                          <text:p text:style-name="P18">On est en puissance quand on peut faire quelque chose</text:p>
                        </text:list-header>
                      </text:list>
                    </text:list-item>
                    <text:list-item>
                      <text:p text:style-name="P18">L’acte renvoie à ce qui existe effectivement</text:p>
                      <text:list>
                        <text:list-header>
                          <text:p text:style-name="P18">On est en acte quand on le fait en ce moment</text:p>
                        </text:list-header>
                      </text:list>
                      <text:p text:style-name="P18">Puissance → Acte</text:p>
                      <text:list text:continue-numbering="true">
                        <text:list-header>
                          <text:p text:style-name="P18">ex : ignorance → science → exercice</text:p>
                        </text:list-header>
                      </text:list>
                      <text:p text:style-name="P18">On est toujours en puissance</text:p>
                      <text:list text:continue-numbering="true">
                        <text:list-header>
                          <text:p text:style-name="P18">(si je suis assis, je suis en puissance de me lever, et inversement)</text:p>
                        </text:list-header>
                      </text:list>
                    </text:list-item>
                  </text:list>
                </text:list-item>
                <text:list-item>
                  <text:p text:style-name="P18">« … nous devons établir qu’il s’agit ici de la vie selon le point de vue de l’exercice »</text:p>
                  <text:list>
                    <text:list-item>
                      <text:p text:style-name="P18"><text:span text:style-name="T2">C’est à dire</text:span> l’acte</text:p>
                      <text:p text:style-name="P19">« c’est cette vie-là qui paraît bien donner au terme son sens le plus plein »</text:p>
                    </text:list-item>
                  </text:list>
                </text:list-item>
              </text:list>
            </text:list-item>
          </text:list>
          <text:p text:style-name="P19"/>
        </text:list-item>
        <text:list-item>
          <text:p text:style-name="P11">Quelle est la nature du bonheur ?</text:p>
          <text:list>
            <text:list-item>
              <text:p text:style-name="P20">« cette fonction est génériquement la même dans un individu quelconque et dans un individu de mérite »</text:p>
              <text:list>
                <text:list-item>
                  <text:p text:style-name="P20">Distinction genre/espèce</text:p>
                  <text:list>
                    <text:list-item>
                      <text:p text:style-name="P20">Le genre dit essentiellement ce qu’est une chose d’une manière générale</text:p>
                    </text:list-item>
                    <text:list-item>
                      <text:p text:style-name="P20">L’espèce dit essentiellement ce qu’est une chose, mais de façon distinct</text:p>
                      <text:list>
                        <text:list-header>
                          <text:p text:style-name="P20">L’être humain est une espèce dans le genre être animal, </text:p>
                          <text:p text:style-name="P20">et l’être animal est une espèce dans le genre être vivant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21">« le bien pour l’homme consiste dans une activité de l’âme en accord avec la vertu »</text:p>
              <text:list>
                <text:list-item>
                  <text:p text:style-name="P21">4 vertus importantes chez Aristote</text:p>
                  <text:list>
                    <text:list-item>
                      <text:p text:style-name="P21">Le courage : <text:tab/><text:tab/>La capacité à affronter les dangers</text:p>
                    </text:list-item>
                    <text:list-item>
                      <text:p text:style-name="P21">La tempérance : <text:tab/>Le fait d’avoir une attitude correcte à l’égard des désirs</text:p>
                    </text:list-item>
                    <text:list-item>
                      <text:p text:style-name="P21">La prudence : <text:tab/><text:tab/>La capacité à prendre des bonnes décisions dans le concret</text:p>
                    </text:list-item>
                    <text:list-item>
                      <text:p text:style-name="P21">La justice : <text:tab/><text:tab/><text:span text:style-name="T3">La disposition à rendre à chacun ce qui lui revient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adornments="Norm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8:40:00.307000000</meta:creation-date>
    <dc:date>2018-11-30T15:50:52.848000000</dc:date>
    <meta:editing-duration>PT10M59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64" meta:word-count="669" meta:character-count="3554" meta:non-whitespace-character-count="2978"/>
  </office:meta>
</office:document-meta>
</file>